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Helvetica, sans-serif, serif, EmojiFont"/>
    <style:font-face style:name="Helvetica" svg:font-family="Helvetica, serif, EmojiFont"/>
    <style:font-face style:name="STIX-Regular+20" svg:font-family="STIX-Regular+20"/>
    <style:font-face style:name="Times New Roman1" svg:font-family="'Times New Roman'"/>
    <style:font-face style:name="F" svg:font-family="" style:font-family-generic="roman"/>
    <style:font-face style:name="Lato-Regular" svg:font-family="Lato-Regular" style:font-family-generic="swiss"/>
    <style:font-face style:name="Lucida Sans1" svg:font-family="'Lucida Sans'" style:font-family-generic="swiss"/>
    <style:font-face style:name="Segoe UI1" svg:font-family="'Segoe UI'"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Segoe UI2" svg:font-family="'Segoe UI'" style:font-family-generic="swiss" style:font-pitch="variable"/>
    <style:font-face style:name="AdvGARMT" svg:font-family="AdvGARMT"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fo:line-height="150%" fo:orphans="2" fo:widows="2" fo:text-indent="0cm" style:auto-text-indent="false"/>
      <style:text-properties fo:font-variant="normal" fo:text-transform="none" fo:color="#1c1d1e" style:font-name="Times New Roman" fo:font-size="12pt" fo:letter-spacing="normal" fo:font-style="normal" fo:font-weight="normal" style:font-size-asian="12pt" style:font-size-complex="12pt"/>
    </style:style>
    <style:style style:name="P2" style:family="paragraph" style:parent-style-name="Standard">
      <style:paragraph-properties fo:margin-left="0cm" fo:margin-right="0cm" fo:margin-top="0cm" fo:margin-bottom="0cm" fo:line-height="200%" fo:orphans="2" fo:widows="2" fo:text-indent="0cm" style:auto-text-indent="false"/>
      <style:text-properties style:font-name="Times New Roman" fo:font-size="12pt" style:font-size-asian="12pt" style:font-size-complex="12pt"/>
    </style:style>
    <style:style style:name="P3" style:family="paragraph" style:parent-style-name="Standard">
      <style:paragraph-properties fo:line-height="200%"/>
      <style:text-properties style:font-name="Times New Roman" fo:font-size="12pt" fo:language="en" fo:country="US" style:font-size-asian="12pt" style:font-name-complex="Times New Roman2" style:font-size-complex="12pt"/>
    </style:style>
    <style:style style:name="P4" style:family="paragraph" style:parent-style-name="Standard">
      <style:paragraph-properties fo:line-height="200%"/>
      <style:text-properties style:font-name="Times New Roman" fo:font-size="12pt" style:font-size-asian="12pt" style:font-size-complex="12pt"/>
    </style:style>
    <style:style style:name="P5" style:family="paragraph" style:parent-style-name="Standard">
      <style:paragraph-properties fo:line-height="200%"/>
    </style:style>
    <style:style style:name="P6" style:family="paragraph" style:parent-style-name="Standard" style:master-page-name="Standard">
      <style:paragraph-properties fo:line-height="200%" style:page-number="auto"/>
      <style:text-properties style:font-name="Times New Roman" fo:font-size="12pt" fo:language="en" fo:country="US" style:font-size-asian="12pt" style:font-name-complex="Times New Roman2" style:font-size-complex="12pt"/>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Times New Roman" fo:font-size="12pt" fo:language="en" fo:country="US" style:font-size-asian="12pt" style:font-name-complex="Times New Roman2" style:font-size-complex="12pt"/>
    </style:style>
    <style:style style:name="T2" style:family="text">
      <style:text-properties style:font-name="Times New Roman" fo:font-size="12pt" fo:language="en" fo:country="US" style:font-name-asian="AdvGARMT" style:font-size-asian="12pt" style:font-name-complex="Times New Roman2" style:font-size-complex="12pt"/>
    </style:style>
    <style:style style:name="T3" style:family="text">
      <style:text-properties fo:background-color="#ffff00"/>
    </style:style>
    <style:style style:name="T4" style:family="text">
      <style:text-properties fo:font-style="italic" style:font-style-asian="italic" style:font-style-complex="italic"/>
    </style:style>
    <style:style style:name="T5" style:family="text">
      <style:text-properties fo:font-variant="normal" fo:text-transform="none" fo:color="#1c1d1e" style:text-position="0% 100%" style:font-name="Times New Roman" fo:font-size="12pt" fo:letter-spacing="normal" fo:language="en" fo:country="US" fo:font-style="normal" style:text-underline-style="none" fo:font-weight="normal" style:font-size-asian="12pt" style:font-name-complex="Times New Roman2" style:font-size-complex="12pt"/>
    </style:style>
    <style:style style:name="T6" style:family="text">
      <style:text-properties fo:font-variant="normal" fo:text-transform="none" fo:color="#1c1d1e" style:text-position="0% 100%" style:font-name="Times New Roman" fo:font-size="12pt" fo:letter-spacing="normal" fo:language="en" fo:country="US" fo:font-style="normal" style:text-underline-style="none" fo:font-weight="normal" style:font-name-asian="AdvGARMT" style:font-size-asian="12pt" style:font-name-complex="Times New Roman2" style:font-size-complex="12pt"/>
    </style:style>
    <style:style style:name="T7" style:family="text">
      <style:text-properties fo:font-variant="normal" fo:text-transform="none" fo:color="#1c1d1e" style:text-position="0% 100%" style:font-name="Times New Roman" fo:font-size="12pt" fo:letter-spacing="normal" fo:language="en" fo:country="US" fo:font-style="italic" style:text-underline-style="none" fo:font-weight="normal" style:font-size-asian="12pt" style:font-style-asian="italic" style:font-name-complex="Times New Roman2" style:font-size-complex="12pt" style:font-style-complex="italic"/>
    </style:style>
    <style:style style:name="T8" style:family="text">
      <style:text-properties fo:font-variant="normal" fo:text-transform="none" fo:color="#1c1d1e" fo:letter-spacing="normal" fo:font-style="normal" fo:font-weight="normal"/>
    </style:style>
    <style:style style:name="T9" style:family="text">
      <style:text-properties fo:font-variant="normal" fo:text-transform="none" fo:color="#1c1d1e" fo:letter-spacing="normal" fo:font-style="italic" fo:font-weight="normal" style:font-style-asian="italic" style:font-style-complex="italic"/>
    </style:style>
    <style:style style:name="T10" style:family="text">
      <style:text-properties fo:font-variant="normal" fo:text-transform="none" style:text-position="0% 100%" fo:language="en" fo:country="US" style:text-underline-style="none" fo:font-weight="normal" style:font-name-complex="Times New Roman2"/>
    </style:style>
    <style:style style:name="T11" style:family="text">
      <style:text-properties fo:font-variant="normal" fo:text-transform="none" style:text-position="0% 100%" fo:language="en" fo:country="US" fo:font-style="italic" style:text-underline-style="none" fo:font-weight="normal" style:font-style-asian="italic" style:font-name-complex="Times New Roman2" style:font-style-complex="italic"/>
    </style:style>
    <style:style style:name="T12" style:family="text">
      <style:text-properties fo:font-variant="normal" fo:text-transform="none" style:text-position="0% 100%" style:font-name="Times New Roman" fo:font-size="12pt" fo:language="en" fo:country="US" style:text-underline-style="none" fo:font-weight="normal" style:font-size-asian="12pt" style:font-name-complex="Times New Roman2" style:font-size-complex="12pt"/>
    </style:style>
    <style:style style:name="T13" style:family="text">
      <style:text-properties fo:font-variant="normal" fo:text-transform="none" style:text-position="0% 100%" fo:language="de" fo:country="DE" fo:font-style="italic" style:text-underline-style="none" fo:font-weight="normal" style:font-style-asian="italic" style:font-name-complex="Times New Roman2"/>
    </style:style>
    <style:style style:name="T14" style:family="text">
      <style:text-properties fo:color="#000000" style:font-name-asian="AdvGARMT"/>
    </style:style>
    <style:style style:name="T15" style:family="text">
      <style:text-properties style:font-name-asian="AdvGARMT"/>
    </style:style>
    <style:style style:name="T16" style:family="text">
      <style:text-properties style:use-window-font-color="true" style:text-outline="false" style:text-line-through-style="none" style:text-position="0% 100%" style:font-name="Segoe UI1" fo:font-size="10pt" fo:letter-spacing="normal" fo:language="es" fo:country="ES"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ear Editor,</text:p>
      <text:p text:style-name="P3">Please find attached the manuscript entitled “Climate influences among-year variation in natural selection on flowering time <text:span text:style-name="T3">in a perennial herb</text:span>?” to be considered for publication in Ecology Letters, under the category Letters.</text:p>
      <text:p text:style-name="P3">Temporal variation in natural selection is fundamentally important for determining adaptive evolution, and identifying the environmental drivers of this variation is crucial to predict the evolutionary implications of ongoing global changes. However, the factors underlying temporal variation in natural selection on many traits, like plant flowering phenology, are still poorly known. In this sense, short-term, plastic responses of phenology to climatic changes have been documented elsewhere, but there is less evidence of <text:span text:style-name="T14">evolutionary responses to climate-induced changes in selection. In this </text:span>study, we examine the effects of climatic variation over 22 years on flowering phenology and on phenotypic selection on phenology in a perennial herb. Our results clearly show that <text:span text:style-name="T15">climatic variation affects both the expression of phenological traits, and natural selection on these traits.</text:span> We also show that the effects of climate on trait expression and on selection on the same trait might act in the same or in opposite directions. Our results are important and novel in demonstrating that phenology can show both plastic and evolutionary responses to climatic changes. This highlights that in order to predict long-term responses of traits to global changes, we need to consider both the immediate plastic effects and the potential evolutionary responses to changes in selection. </text:p>
      <text:p text:style-name="P5"><text:span text:style-name="T1">Previous studies by the authors of this submission have examined phenotypic selection on flowering time (Ehrlén &amp; Münzbergová 2009), plastic and evolutionary responses of plant phenology to spatial variation in temperature </text:span><text:span text:style-name="T12">(Valdés et al. 2019), and have </text:span><text:soft-page-break/><text:span text:style-name="T12">performed long-term assessments on selection on other plant traits </text:span><text:span text:style-name="T5">(Thomann </text:span><text:span text:style-name="T7">et al.</text:span><text:span text:style-name="T5"> 2018).</text:span><text:span text:style-name="T6"> However, the present manuscript is novel, compared to this work and to the work of others, in several important aspects. </text:span></text:p>
      <text:p text:style-name="P5"><text:span text:style-name="T1">First, it uses 22 years of data </text:span><text:span text:style-name="T2">from a natural plant population</text:span><text:span text:style-name="T1">, being, as far as we know, the longest assessment on selection on a plant trait published till date, despite the general acknowledgment of the fundamental importance of temporal variation in selection. </text:span></text:p>
      <text:p text:style-name="P5"><text:span text:style-name="T1">Second, while most previous studies focus on either temperature or precipitation, our study examines the effects of changes in both types of climatic variables on trait expression and on trait selection. Interestingly, our results show two different patterns of climatic effects: while the effects of temperature on phenology and on selection on phenology act in the same direction (co-gradient pattern), the effects of precipitation act in opposite directions (counter-gradient pattern). </text:span></text:p>
      <text:p text:style-name="P5"><text:span text:style-name="T2">Third, this study is timely and important in a broader context because it demonstrates that past, current and future climatic changes might exert selective pressures in natural populations. Our results indeed show that </text:span><text:span text:style-name="T1">climatic variation not only causes short-term, plastic responses in phenology, but also might result in temporal variation in selection. This highlights the importance of taking into account the role of natural selection and adaptive evolution in response to climatic variation. A few studies have acknowledged climate as a driver of temporal variation in selection on timing of reproduction in animals, but climatic effects on selection on plant phenology remain unknown.</text:span></text:p>
      <text:p text:style-name="P3">The attached work has not been published or accepted for publication elsewhere, and is not under consideration for publication in any other journal or book. Its submission for <text:soft-page-break/>publication has been approved by both authors, and all persons entitled to authorship have been so named. </text:p>
      <text:p text:style-name="P3">We thank you in advance for your consideration of our manuscript.</text:p>
      <text:p text:style-name="P3"/>
      <text:p text:style-name="P3">Yours sincerely,</text:p>
      <text:p text:style-name="P3">Johan Ehrlén (corresponding author)</text:p>
      <text:p text:style-name="P3"/>
      <text:p text:style-name="P2"><text:span text:style-name="T13">References:</text:span></text:p>
      <text:p text:style-name="P2"><text:span text:style-name="T10">Ehrlén, J. &amp; Münzbergová, Z. (2009). Timing of flowering: opposed selection on different fitness components and trait covariation. </text:span><text:span text:style-name="T11">The American Naturalist</text:span><text:span text:style-name="T10">, 173, 819–830.</text:span></text:p>
      <text:p text:style-name="P2"><office:annotation office:name="__Annotation__4616_1771452056"><dc:creator>Alicia Valdés Rapado</dc:creator><dc:date>2019-05-02T12:33:16.31</dc:date><text:p text:style-name="P7"><text:span text:style-name="T16">These two should be included as pdfs with the submission according to the instructions for authors:</text:span></text:p><text:p text:style-name="P7"><text:span text:style-name="T16">“</text:span><text:span text:style-name="T16">At the time of submission, PDFs of any recent manuscripts or book chapters by the author or coauthors and cited in the present submission must be uploaded as supporting files. This includes all cited manuscripts by the author or coauthors published this year, last year, in press or submitted.”</text:span></text:p></office:annotation><text:span text:style-name="T8">Thomann, M., Ehrlén, J. &amp; Ågren, J. (2018). Grazers affect selection on inflorescence height both directly and indirectly and effects change over time. </text:span><text:span text:style-name="T9">Ecology</text:span><text:span text:style-name="T8">, 99, 2167–2175.</text:span></text:p>
      <text:p text:style-name="P4">Valdés, A., Marteinsdóttir, B. &amp; Ehrlén, J. (2019). A natural heating experiment: Phenotypic and genotypic responses of plant phenology to geothermal soil warming. <text:span text:style-name="T4">Global Change Biology</text:span>, 25, 954–962.<office:annotation-end office:name="__Annotation__4616_17714520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Helvetica, sans-serif, serif, EmojiFont"/>
    <style:font-face style:name="Helvetica" svg:font-family="Helvetica, serif, EmojiFont"/>
    <style:font-face style:name="STIX-Regular+20" svg:font-family="STIX-Regular+20"/>
    <style:font-face style:name="Times New Roman1" svg:font-family="'Times New Roman'"/>
    <style:font-face style:name="F" svg:font-family="" style:font-family-generic="roman"/>
    <style:font-face style:name="Lato-Regular" svg:font-family="Lato-Regular" style:font-family-generic="swiss"/>
    <style:font-face style:name="Lucida Sans1" svg:font-family="'Lucida Sans'" style:font-family-generic="swiss"/>
    <style:font-face style:name="Segoe UI1" svg:font-family="'Segoe UI'"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Segoe UI2" svg:font-family="'Segoe UI'" style:font-family-generic="swiss" style:font-pitch="variable"/>
    <style:font-face style:name="AdvGARMT" svg:font-family="AdvGARMT"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es" fo:country="E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2" style:font-size-asian="12pt" style:language-asian="es" style:country-asian="ES" style:font-name-complex="Times New Roman2"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3" style:font-size-complex="9pt"/>
    </style:style>
    <style:style style:name="Bibliography_20_1" style:display-name="Bibliography 1" style:family="paragraph" style:parent-style-name="Index" style:default-outline-level="" style:list-style-name="" style:class="index">
      <style:paragraph-properties fo:margin-left="1.27cm" fo:margin-right="0cm" fo:margin-top="0cm" fo:margin-bottom="0cm" style:line-height-at-least="0.423cm" fo:text-indent="-1.27cm" style:auto-text-indent="false">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Texto_20_de_20_globo_20_Car" style:display-name="Texto de globo Car" style:family="text" style:parent-style-name="Default_20_Paragraph_20_Font">
      <style:text-properties style:font-name="Segoe UI" fo:font-size="9pt" style:font-size-asian="9pt" style:font-name-complex="Segoe UI3" style:font-size-complex="9pt"/>
    </style:style>
    <style:style style:name="ListLabel_20_1" style:display-name="ListLabel 1" style:family="text">
      <style:text-properties fo:font-size="10pt" style:font-size-asian="10pt"/>
    </style:style>
    <style:style style:name="ListLabel_20_2" style:display-name="ListLabel 2" style:family="text">
      <style:text-properties style:font-name-complex="Times New Roman2"/>
    </style:style>
    <style:style style:name="ListLabel_20_3" style:display-name="ListLabel 3"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icia</meta:initial-creator>
    <dc:creator>Alicia Valdés Rapado</dc:creator>
    <meta:editing-cycles>42</meta:editing-cycles>
    <meta:creation-date>2015-11-10T13:02:00</meta:creation-date>
    <dc:date>2019-05-02T13:41:47.31</dc:date>
    <meta:editing-duration>PT3H47M31S</meta:editing-duration>
    <meta:generator>OpenOffice/4.1.6$Win32 OpenOffice.org_project/416m1$Build-9790</meta:generator>
    <meta:document-statistic meta:table-count="0" meta:image-count="0" meta:object-count="0" meta:page-count="3" meta:paragraph-count="15" meta:word-count="665" meta:character-count="448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65"&gt;&lt;session id="oPVzKGpC"/&gt;&lt;style id="http://www.zotero.org/styles/ecology-letters" hasBibliography="1" bibliographyStyleHasBeenSet="1"/&gt;&lt;prefs&gt;&lt;pref name="fieldType" value="ReferenceMark"/&gt;&lt;/prefs&gt;&lt;/data&gt;</meta:user-defined>
    <meta:template xlink:type="simple" xlink:actuate="onRequest" xlink:title="Normal" xlink:href=""/>
  </office:meta>
</office:document-meta>
</file>